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1kzagulaqd1g"/>Helen Keller</text:p>
      <text:p text:style-name="Standard"/>
      <text:p text:style-name="P2">Es una mujer pionera que, a pesar de ser sordociega desde antes de cumplir los 2 años, luchó por ser independiente, estudiar e involucrarse en actividades políticas y charlas para hacerse oír. Aprendió a leer y a escribir en una época (sXIX-XX) en la cual a los sordociegos se les consideraba incapaces de aprender.</text:p>
      <text:p text:style-name="P2">Gracias a la intervención de Anne Sullivan, su educadora y maestra que la enseñó a leer y escribir el braille y a hablar. Demostró que las personas sordociegas pueden aprender a desenvolverse en el mundo y ser lo que se considera como “normales” y les abrió la puerta a la educación y socied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22-09-24T20:06:07.203000000</dc:date>
    <meta:editing-duration>PT27S</meta:editing-duration>
    <meta:editing-cycles>1</meta:editing-cycles>
    <meta:document-statistic meta:table-count="0" meta:image-count="0" meta:object-count="0" meta:page-count="1" meta:paragraph-count="3" meta:word-count="109" meta:character-count="622" meta:non-whitespace-character-count="515"/>
  </office:meta>
</office:document-meta>
</file>